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ns-serif" fo:font-size="16.4500007629395pt"/>
    </style:style>
    <style:style style:name="P2" style:family="paragraph" style:parent-style-name="Standard">
      <style:text-properties style:font-name="Arial" fo:font-size="15pt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5pt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5pt" officeooo:paragraph-rsid="00034e00" style:font-size-asian="15pt" style:font-size-complex="15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34e00"/>
    </style:style>
    <style:style style:name="T2" style:family="text">
      <style:text-properties fo:color="#999999"/>
    </style:style>
    <style:style style:name="T3" style:family="text">
      <style:text-properties style:font-name="Arial"/>
    </style:style>
    <style:style style:name="T4" style:family="text">
      <style:text-properties style:font-name="Arial" fo:font-size="15pt" style:font-size-asian="15pt" style:font-size-complex="15pt"/>
    </style:style>
    <style:style style:name="T5" style:family="text">
      <style:text-properties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4">Capítulo 9 – BEM-AVENTURADOS OS MANSOS E PACÍFICOS</text:span></text:span></text:p>
      <text:list xml:id="list2455327351073211633" text:style-name="L1">
        <text:list-item>
          <text:p text:style-name="P6"><text:span text:style-name="T4">Injúrias e Violências </text:span></text:p>
        </text:list-item>
        <text:list-item>
          <text:p text:style-name="P6"><text:span text:style-name="T4">INSTRUÇÕES DOS ESPÍRITOS: </text:span></text:p>
          <text:list>
            <text:list-item>
              <text:p text:style-name="P6"><text:span text:style-name="T4">I – A Afabilidade e a Doçura </text:span></text:p>
            </text:list-item>
            <text:list-item>
              <text:p text:style-name="P6"><text:span text:style-name="T4">II – A Paciência </text:span></text:p>
            </text:list-item>
            <text:list-item>
              <text:p text:style-name="P6"><text:span text:style-name="T4">III – Obediência e Resignação </text:span></text:p>
            </text:list-item>
            <text:list-item>
              <text:p text:style-name="P5"><text:span text:style-name="T4">IV – A Cólera </text:span></text:p>
            </text:list-item>
          </text:list>
        </text:list-item>
      </text:list>
      <text:p text:style-name="P3"/>
      <text:p text:style-name="P3">Injúrias e violências</text:p>
      <text:p text:style-name="P3"/>
      <text:p text:style-name="P3">1. <text:s/>Bem-aventurados os que são brandos, porque possuirão a Terra. (S.</text:p>
      <text:p text:style-name="P3">MATEUS, cap. V, v. 4.)</text:p>
      <text:p text:style-name="P3"/>
      <text:p text:style-name="P3">2. Bem-aventurados os pacíficos, porque serão chamados filhos de Deus.</text:p>
      <text:p text:style-name="P3">(Id., v. 9.)</text:p>
      <text:p text:style-name="P3"/>
      <text:p text:style-name="P3">3. Sabeis que foi dito aos antigos: Não matareis e quem quer que mate merecerá condenação pelo juízo. - Eu, porém, vos digo que quem quer que se puser em cólera contra seu irmão merecerá condenado no juízo; que aquele que disser a seu irmão: Raca, merecerá condenado pelo conselho; e que aquele que lhe disser: És louco, merecerá condenado ao fogo do inferno. (Id., vv. 21 e 22.<text:span text:style-name="T1">)</text:span></text:p>
      <text:p text:style-name="P2"/>
      <text:p text:style-name="P2"/>
      <text:p text:style-name="P3">Por estas máximas, Jesus faz da brandura, da moderação, da mansuetude, da afabilidade e da paciência, uma lei. Condena, por conseguinte, a violência, a cólera e até toda expressão descortês de que alguém possa usar para com seus semelhantes. </text:p>
      <text:p text:style-name="P3">Raca, entre os hebreus, era um termo desdenhoso que significava <text:s/>homem que não vale nada, e se pronunciava cuspindo e virando para o lado a cabeça. Vai mesmo mais longe, pois que ameaça com o fogo do inferno aquele que disser a seu irmão: És louco.</text:p>
      <text:p text:style-name="P3"/>
      <text:p text:style-name="P3"/>
      <text:p text:style-name="P1"><text:span text:style-name="T5">A injúria é o ato de ofender alguém atribuindo-lhe, </text:span>injustamente, uma falsa ação ou pensamento; é difamante</text:p>
      <text:p text:style-name="P3"><text:soft-page-break/></text:p>
      <text:p text:style-name="P3"/>
      <text:p text:style-name="P3">Mansos: Embora pareça que os violentos sejam os senhores da Terra, um dia a violência será banida da face do Planeta. À medida que os homens ficarem mais esclarecidos, vão desaparecer os atos violentos.</text:p>
      <text:p text:style-name="P4"/>
      <text:p text:style-name="P4"/>
      <text:p text:style-name="P4">Um velho judeu, de alma torturada por pesados remorsos, chegou, certo dia, aos pés de Jesus, e confessou-lhe estranhos pecados.</text:p>
      <text:p text:style-name="P4">Valendo-se da autoridade que detinha no passado, havia despojado vários amigos de suas terras e bens, arremessando-os à ruína total e reduzindo-lhes as famílias a doloroso cativeiro. Com maldade premeditada, semeara em muitos corações o desespero, a aflição e a morte.</text:p>
      <text:p text:style-name="P4">Achava-se, desse modo, enfermo, aflito e perturbado ... Médicos não lhe solucionavam os problemas, cujas raízes se perdiam nos profundos labirintos da consciência dilacerada.</text:p>
      <text:p text:style-name="P4">O Mestre Divino, porém, ali mesmo, na casa de Simão Pedro, onde se encontrava, orou pelo doente e, em seguida, lhe disse :</text:p>
      <text:p text:style-name="P4">- Vai em paz e não peques mais.</text:p>
      <text:p text:style-name="P4">O ancião notou que uma onda de vida nova lhe penetrara o corpo, sentiu-se curado, e saiu, rendendo graças a Deus.</text:p>
      <text:p text:style-name="P4">Parecida plenamente feliz, quando ao atravessar a extensa fila dos sofredores que esperavam pelo Cristo, um pobre mendigo, sem querer, pisou-lhe num dos calos que trazia nos pés.</text:p>
      <text:p text:style-name="P4">O enfermo restaurado soltou um grito terrível e atacou o mendigo a bengaladas.</text:p>
      <text:p text:style-name="P4">Estabelecendo-se grande tumulto.</text:p>
      <text:p text:style-name="P4">Jesus veio à rua apaziguar os ânimos.</text:p>
      <text:p text:style-name="P4">Contemplando a vítima em sangue, abeirou-se do ofensor e falou :</text:p>
      <text:p text:style-name="P4">- Depois de receberes o perdão, em nome de Deus, para tantas faltas, não pudeste desculpar a ligeira precipitação de um companheiro mais desventurado que tu ?</text:p>
      <text:p text:style-name="P4">O velho judeu, agora muito pálido, pôs aos mãos sobre o peito e bradou para o Cristo :</text:p>
      <text:p text:style-name="P4">- Mestre, socorre-me ! ... Sinto-me desfalecer de novo ... Que será isto ?</text:p>
      <text:p text:style-name="P4">Mas, Jesus apenas respondeu, muito triste :</text:p>
      <text:p text:style-name="P4">- Isso, meu irmão, é o ódio e a cólera que outra vez chamaste ao próprio coração.</text:p>
      <text:p text:style-name="P4">E, ainda hoje, isso acontece a muitos que, por falta de paciência e de <text:soft-page-break/>amor, adquirem amargura, perturbação e enfermidade.</text:p>
      <text:p text:style-name="P4"><text:span text:style-name="T2">Extraido do livro Pai Nosso de Meimei - psicografado por Chico Xavi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3:39:52.602326571</meta:creation-date>
    <dc:date>2014-08-30T13:56:47.201107685</dc:date>
    <meta:editing-duration>PT1M44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3" meta:paragraph-count="35" meta:word-count="586" meta:character-count="3424" meta:non-whitespace-character-count="2865"/>
  </office:meta>
</office:document-meta>
</file>